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d8" officeooo:paragraph-rsid="001036d8"/>
    </style:style>
    <style:style style:name="P2" style:family="paragraph" style:parent-style-name="Standard">
      <style:text-properties officeooo:rsid="001036d8" officeooo:paragraph-rsid="0017d108"/>
    </style:style>
    <style:style style:name="P3" style:family="paragraph" style:parent-style-name="Standard">
      <style:text-properties officeooo:rsid="001036d8" officeooo:paragraph-rsid="002b150d"/>
    </style:style>
    <style:style style:name="P4" style:family="paragraph" style:parent-style-name="Standard">
      <style:text-properties officeooo:rsid="001036d8" officeooo:paragraph-rsid="002c5f35"/>
    </style:style>
    <style:style style:name="P5" style:family="paragraph" style:parent-style-name="Standard">
      <style:text-properties officeooo:rsid="001036d8" officeooo:paragraph-rsid="002d3138"/>
    </style:style>
    <style:style style:name="P6" style:family="paragraph" style:parent-style-name="Standard">
      <style:text-properties officeooo:rsid="001036d8" officeooo:paragraph-rsid="002d7eb8"/>
    </style:style>
    <style:style style:name="P7" style:family="paragraph" style:parent-style-name="Standard">
      <style:text-properties officeooo:paragraph-rsid="001036d8"/>
    </style:style>
    <style:style style:name="P8" style:family="paragraph" style:parent-style-name="Standard">
      <style:text-properties officeooo:rsid="0011b3b2" officeooo:paragraph-rsid="0011b3b2"/>
    </style:style>
    <style:style style:name="P9" style:family="paragraph" style:parent-style-name="Standard">
      <style:text-properties style:font-name="CMU Typewriter Text" officeooo:rsid="0011b3b2" officeooo:paragraph-rsid="0011b3b2"/>
    </style:style>
    <style:style style:name="P10" style:family="paragraph" style:parent-style-name="Standard">
      <style:text-properties style:font-name="CMU Typewriter Text" fo:font-size="10pt" officeooo:rsid="001036d8" officeooo:paragraph-rsid="001036d8" style:font-size-asian="10pt" style:font-size-complex="10pt"/>
    </style:style>
    <style:style style:name="P11" style:family="paragraph" style:parent-style-name="Standard">
      <style:text-properties style:font-name="CMU Typewriter Text" fo:font-size="8pt" officeooo:rsid="001036d8" officeooo:paragraph-rsid="001036d8" style:font-size-asian="8pt" style:font-size-complex="8pt"/>
    </style:style>
    <style:style style:name="P12" style:family="paragraph" style:parent-style-name="Standard">
      <style:text-properties style:font-name="CMU Typewriter Text" fo:font-size="8pt" officeooo:rsid="001036d8" officeooo:paragraph-rsid="0017d108" style:font-size-asian="8pt" style:font-size-complex="8pt"/>
    </style:style>
    <style:style style:name="P13" style:family="paragraph" style:parent-style-name="Standard">
      <style:text-properties style:font-name="CMU Typewriter Text" fo:font-size="8pt" officeooo:rsid="001036d8" officeooo:paragraph-rsid="0014f5c8" style:font-size-asian="8pt" style:font-size-complex="8pt"/>
    </style:style>
    <style:style style:name="P14" style:family="paragraph" style:parent-style-name="Standard">
      <style:text-properties style:font-name="CMU Typewriter Text" fo:font-size="8pt" officeooo:paragraph-rsid="001036d8" style:font-size-asian="8pt" style:font-size-complex="8pt"/>
    </style:style>
    <style:style style:name="P15" style:family="paragraph" style:parent-style-name="Standard">
      <style:text-properties style:font-name="CMU Typewriter Text" fo:font-size="8pt" officeooo:rsid="001f5ec6" officeooo:paragraph-rsid="001f5ec6" style:font-size-asian="8pt" style:font-size-complex="8pt"/>
    </style:style>
    <style:style style:name="P16" style:family="paragraph" style:parent-style-name="Standard">
      <style:text-properties officeooo:rsid="001f5ec6" officeooo:paragraph-rsid="001f5ec6"/>
    </style:style>
    <style:style style:name="P17" style:family="paragraph" style:parent-style-name="Standard">
      <style:text-properties fo:font-size="8pt" officeooo:rsid="001036d8" officeooo:paragraph-rsid="001036d8" style:font-size-asian="8pt" style:font-size-complex="8pt"/>
    </style:style>
    <style:style style:name="P18" style:family="paragraph" style:parent-style-name="Standard">
      <style:text-properties fo:font-size="8pt" officeooo:rsid="001036d8" officeooo:paragraph-rsid="0014f5c8" style:font-size-asian="8pt" style:font-size-complex="8pt"/>
    </style:style>
    <style:style style:name="P19" style:family="paragraph" style:parent-style-name="Standard">
      <style:text-properties fo:font-style="normal" officeooo:rsid="002227f1" officeooo:paragraph-rsid="002227f1" style:font-style-asian="normal" style:font-style-complex="normal"/>
    </style:style>
    <style:style style:name="P20" style:family="paragraph" style:parent-style-name="Standard">
      <style:text-properties officeooo:paragraph-rsid="0026a299"/>
    </style:style>
    <style:style style:name="P21" style:family="paragraph" style:parent-style-name="Standard">
      <style:text-properties officeooo:paragraph-rsid="002855c7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Standard" style:list-style-name="L1">
      <style:text-properties officeooo:paragraph-rsid="002227f1"/>
    </style:style>
    <style:style style:name="P25" style:family="paragraph" style:parent-style-name="Standard" style:list-style-name="L1">
      <style:text-properties fo:font-style="normal" officeooo:rsid="002227f1" officeooo:paragraph-rsid="002227f1" style:font-style-asian="normal" style:font-style-complex="normal"/>
    </style:style>
    <style:style style:name="P26" style:family="paragraph" style:parent-style-name="Standard" style:list-style-name="L1">
      <style:text-properties fo:font-style="normal" officeooo:rsid="002227f1" officeooo:paragraph-rsid="0022dd73" style:font-style-asian="normal" style:font-style-complex="normal"/>
    </style:style>
    <style:style style:name="P27" style:family="paragraph" style:parent-style-name="Standard" style:list-style-name="L1">
      <style:text-properties fo:font-style="normal" officeooo:rsid="002227f1" officeooo:paragraph-rsid="002520a0" style:font-style-asian="normal" style:font-style-complex="normal"/>
    </style:style>
    <style:style style:name="P28" style:family="paragraph" style:parent-style-name="Standard" style:list-style-name="L1">
      <style:text-properties fo:font-style="normal" officeooo:rsid="002227f1" officeooo:paragraph-rsid="0026a299" style:font-style-asian="normal" style:font-style-complex="normal"/>
    </style:style>
    <style:style style:name="P29" style:family="paragraph" style:parent-style-name="Standard" style:list-style-name="L1">
      <style:text-properties fo:font-style="normal" officeooo:rsid="002520a0" officeooo:paragraph-rsid="002520a0" style:font-style-asian="normal" style:font-style-complex="normal"/>
    </style:style>
    <style:style style:name="P30" style:family="paragraph" style:parent-style-name="Standard" style:list-style-name="L1">
      <style:text-properties officeooo:rsid="002227f1" officeooo:paragraph-rsid="002227f1"/>
    </style:style>
    <style:style style:name="P31" style:family="paragraph" style:parent-style-name="Standard">
      <style:text-properties officeooo:rsid="001036d8" officeooo:paragraph-rsid="002b150d"/>
    </style:style>
    <style:style style:name="P32" style:family="paragraph" style:parent-style-name="Standard">
      <style:text-properties officeooo:rsid="001036d8" officeooo:paragraph-rsid="00305721"/>
    </style:style>
    <style:style style:name="P33" style:family="paragraph" style:parent-style-name="Heading_20_1">
      <style:text-properties officeooo:paragraph-rsid="002227f1"/>
    </style:style>
    <style:style style:name="P3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Heading_20_3">
      <style:text-properties officeooo:paragraph-rsid="002917b6"/>
    </style:style>
    <style:style style:name="T1" style:family="text">
      <style:text-properties officeooo:rsid="0011b3b2"/>
    </style:style>
    <style:style style:name="T2" style:family="text">
      <style:text-properties style:font-name="Andale Mono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MU Typewriter Text"/>
    </style:style>
    <style:style style:name="T5" style:family="text">
      <style:text-properties style:font-name="CMU Typewriter Text" fo:font-size="10pt" style:font-size-asian="10pt" style:font-size-complex="10pt"/>
    </style:style>
    <style:style style:name="T6" style:family="text">
      <style:text-properties style:font-name="CMU Typewriter Text" officeooo:rsid="0014f5c8"/>
    </style:style>
    <style:style style:name="T7" style:family="text">
      <style:text-properties style:font-name="CMU Typewriter Text" fo:font-size="8pt" style:font-size-asian="8pt" style:font-size-complex="8pt"/>
    </style:style>
    <style:style style:name="T8" style:family="text">
      <style:text-properties style:font-name="CMU Typewriter Text" fo:font-size="8pt" officeooo:rsid="001036d8" style:font-size-asian="8pt" style:font-size-complex="8pt"/>
    </style:style>
    <style:style style:name="T9" style:family="text">
      <style:text-properties officeooo:rsid="0016d8fb"/>
    </style:style>
    <style:style style:name="T10" style:family="text">
      <style:text-properties officeooo:rsid="0017d108"/>
    </style:style>
    <style:style style:name="T11" style:family="text">
      <style:text-properties officeooo:rsid="00192a9a"/>
    </style:style>
    <style:style style:name="T12" style:family="text">
      <style:text-properties fo:color="#ce181e" fo:font-size="10pt" style:font-size-asian="10pt" style:font-size-complex="10pt"/>
    </style:style>
    <style:style style:name="T13" style:family="text">
      <style:text-properties fo:color="#ce181e" fo:font-size="10pt" officeooo:rsid="0017d108" style:font-size-asian="10pt" style:font-size-complex="10pt"/>
    </style:style>
    <style:style style:name="T14" style:family="text">
      <style:text-properties fo:color="#ce181e" fo:font-size="10pt" officeooo:rsid="0014f5c8" style:font-size-asian="10pt" style:font-size-complex="10pt"/>
    </style:style>
    <style:style style:name="T15" style:family="text">
      <style:text-properties officeooo:rsid="001b028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227f1" style:font-style-asian="normal" style:font-style-complex="normal"/>
    </style:style>
    <style:style style:name="T18" style:family="text">
      <style:text-properties fo:font-style="normal" officeooo:rsid="0026a299" style:font-style-asian="normal" style:font-style-complex="normal"/>
    </style:style>
    <style:style style:name="T19" style:family="text">
      <style:text-properties fo:font-style="normal" officeooo:rsid="002855c7" style:font-style-asian="normal" style:font-style-complex="normal"/>
    </style:style>
    <style:style style:name="T20" style:family="text">
      <style:text-properties fo:font-style="normal" officeooo:rsid="002917b6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b028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20a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5a7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6a29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917b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b150d" style:font-style-asian="normal" style:font-weight-asian="normal" style:font-style-complex="normal" style:font-weight-complex="normal"/>
    </style:style>
    <style:style style:name="T28" style:family="text">
      <style:text-properties fo:color="#00864b"/>
    </style:style>
    <style:style style:name="T29" style:family="text">
      <style:text-properties fo:color="#00864b" officeooo:rsid="001b0283"/>
    </style:style>
    <style:style style:name="T30" style:family="text">
      <style:text-properties officeooo:rsid="002227f1"/>
    </style:style>
    <style:style style:name="T31" style:family="text">
      <style:text-properties officeooo:rsid="0022dd73"/>
    </style:style>
    <style:style style:name="T32" style:family="text">
      <style:text-properties officeooo:rsid="00244339"/>
    </style:style>
    <style:style style:name="T33" style:family="text">
      <style:text-properties officeooo:rsid="002520a0"/>
    </style:style>
    <style:style style:name="T34" style:family="text">
      <style:text-properties officeooo:rsid="002917b6"/>
    </style:style>
    <style:style style:name="T35" style:family="text">
      <style:text-properties fo:color="#000000" fo:font-style="normal" officeooo:rsid="002b150d" style:font-style-asian="normal" style:font-style-complex="normal"/>
    </style:style>
    <style:style style:name="T36" style:family="text">
      <style:text-properties fo:color="#000000" fo:font-style="normal" officeooo:rsid="002c5f35" style:font-style-asian="normal" style:font-style-complex="normal"/>
    </style:style>
    <style:style style:name="T37" style:family="text">
      <style:text-properties fo:color="#000000" fo:font-style="normal" officeooo:rsid="002d3138" style:font-style-asian="normal" style:font-style-complex="normal"/>
    </style:style>
    <style:style style:name="T38" style:family="text">
      <style:text-properties fo:color="#000000" fo:font-style="normal" officeooo:rsid="00305721" style:font-style-asian="normal" style:font-style-complex="normal"/>
    </style:style>
    <style:style style:name="T39" style:family="text">
      <style:text-properties fo:color="#000000" style:text-line-through-style="solid" style:text-line-through-type="single" fo:font-style="normal" officeooo:rsid="002b150d" style:font-style-asian="normal" style:font-style-complex="normal"/>
    </style:style>
    <style:style style:name="T40" style:family="text">
      <style:text-properties fo:color="#000000" style:text-line-through-style="solid" style:text-line-through-type="single" fo:font-style="normal" officeooo:rsid="002c5f35" style:font-style-asian="normal" style:font-style-complex="normal"/>
    </style:style>
    <style:style style:name="T41" style:family="text">
      <style:text-properties fo:color="#000000" style:text-line-through-style="solid" style:text-line-through-type="single" fo:font-style="normal" officeooo:rsid="002d3138" style:font-style-asian="normal" style:font-style-complex="normal"/>
    </style:style>
    <style:style style:name="T42" style:family="text">
      <style:text-properties fo:color="#000000" style:text-line-through-style="solid" style:text-line-through-type="single" fo:font-style="normal" officeooo:rsid="002d7eb8" style:font-style-asian="normal" style:font-style-complex="normal"/>
    </style:style>
    <style:style style:name="T43" style:family="text">
      <style:text-properties fo:color="#000000" style:text-line-through-style="solid" style:text-line-through-type="single" fo:font-style="normal" officeooo:rsid="002f73a5" style:font-style-asian="normal" style:font-style-complex="normal"/>
    </style:style>
    <style:style style:name="T44" style:family="text">
      <style:text-properties fo:color="#999999" fo:font-style="normal" officeooo:rsid="002c5f35" style:font-style-asian="normal" style:font-style-complex="normal"/>
    </style:style>
    <style:style style:name="T45" style:family="text">
      <style:text-properties fo:color="#999999" fo:font-style="normal" officeooo:rsid="002d3138" style:font-style-asian="normal" style:font-style-complex="normal"/>
    </style:style>
    <style:style style:name="T46" style:family="text">
      <style:text-properties fo:color="#999999" fo:font-style="normal" officeooo:rsid="00305721" style:font-style-asian="normal" style:font-style-complex="normal"/>
    </style:style>
    <style:style style:name="T47" style:family="text">
      <style:text-properties fo:color="#999999" style:text-line-through-style="solid" style:text-line-through-type="single" fo:font-style="normal" officeooo:rsid="002d3138" style:font-style-asian="normal" style:font-style-complex="normal"/>
    </style:style>
    <style:style style:name="T48" style:family="text">
      <style:text-properties fo:color="#999999" style:text-line-through-style="solid" style:text-line-through-type="single" fo:font-style="normal" officeooo:rsid="002c5f35" style:font-style-asian="normal" style:font-style-complex="normal"/>
    </style:style>
    <style:style style:name="T49" style:family="text">
      <style:text-properties fo:color="#999999" style:text-line-through-style="solid" style:text-line-through-type="single" fo:font-style="normal" officeooo:rsid="002d7eb8" style:font-style-asian="normal" style:font-style-complex="normal"/>
    </style:style>
    <style:style style:name="T50" style:family="text">
      <style:text-properties fo:color="#999999" style:text-line-through-style="solid" style:text-line-through-type="single" fo:font-style="normal" officeooo:rsid="002f73a5" style:font-style-asian="normal" style:font-style-complex="normal"/>
    </style:style>
    <style:style style:name="T51" style:family="text">
      <style:text-properties fo:color="#999999" style:text-line-through-style="solid" style:text-line-through-type="single" fo:font-style="normal" officeooo:rsid="002b150d" style:font-style-asian="normal" style:font-style-complex="normal"/>
    </style:style>
    <style:style style:name="T52" style:family="text">
      <style:text-properties fo:color="#b2b2b2" fo:font-style="normal" officeooo:rsid="00305721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Домашнее задание 1. Оглавление.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Домашнее задание 1. Оглавление.</text:p>
          </text:index-title>
          <text:p text:style-name="P22"><text:a xlink:type="simple" xlink:href="#__RefHeading___Toc216_238876366" text:style-name="Index_20_Link" text:visited-style-name="Index_20_Link">Практическое задание «Многоуровневая модель приложения» по курсу «Разработчик JavaEE»<text:tab/>1</text:a></text:p>
          <text:p text:style-name="P23"><text:a xlink:type="simple" xlink:href="#__RefHeading___Toc218_238876366" text:style-name="Index_20_Link" text:visited-style-name="Index_20_Link">1. Какие основные модели приложений Вам известны? Приведите примеры каждого из известных случаев.<text:tab/>1</text:a></text:p>
          <text:p text:style-name="P23"><text:a xlink:type="simple" xlink:href="#__RefHeading___Toc220_238876366" text:style-name="Index_20_Link" text:visited-style-name="Index_20_Link"><text:span text:style-name="T16">2. </text:span></text:a><text:a xlink:type="simple" xlink:href="#__RefHeading___Toc220_238876366" text:style-name="Index_20_Link" text:visited-style-name="Index_20_Link"><text:span text:style-name="T16">Объясните разницу между ними, в каких случаях стоит применять тот или иной подход?</text:span></text:a><text:a xlink:type="simple" xlink:href="#__RefHeading___Toc220_238876366" text:style-name="Index_20_Link" text:visited-style-name="Index_20_Link"><text:tab/>2</text:a></text:p>
          <text:p text:style-name="P23"><text:a xlink:type="simple" xlink:href="#__RefHeading___Toc222_238876366" text:style-name="Index_20_Link" text:visited-style-name="Index_20_Link"><text:span text:style-name="T16">3. </text:span></text:a><text:a xlink:type="simple" xlink:href="#__RefHeading___Toc222_238876366" text:style-name="Index_20_Link" text:visited-style-name="Index_20_Link"><text:span text:style-name="T16">Как Вы понимаете, что скрывается за понятиями тонкого и толстого клиента. Приведите пример яркого представителя thin-клиента.</text:span></text:a><text:a xlink:type="simple" xlink:href="#__RefHeading___Toc222_238876366" text:style-name="Index_20_Link" text:visited-style-name="Index_20_Link"><text:tab/>2</text:a></text:p>
          <text:p text:style-name="P23"><text:a xlink:type="simple" xlink:href="#__RefHeading___Toc224_238876366" text:style-name="Index_20_Link" text:visited-style-name="Index_20_Link"><text:span text:style-name="T16">4. </text:span></text:a><text:a xlink:type="simple" xlink:href="#__RefHeading___Toc224_238876366" text:style-name="Index_20_Link" text:visited-style-name="Index_20_Link"><text:span text:style-name="T16">Какая модель является наиболее популярной на текущий момент в мире и отлично подходит для большинства решений уровня enterprise?</text:span></text:a><text:a xlink:type="simple" xlink:href="#__RefHeading___Toc224_238876366" text:style-name="Index_20_Link" text:visited-style-name="Index_20_Link"><text:tab/>2</text:a></text:p>
          <text:p text:style-name="P23"><text:a xlink:type="simple" xlink:href="#__RefHeading___Toc226_238876366" text:style-name="Index_20_Link" text:visited-style-name="Index_20_Link"><text:span text:style-name="T16">Следующая часть задания включает практическое выделение слоев отдельно взятой ИС:</text:span></text:a><text:a xlink:type="simple" xlink:href="#__RefHeading___Toc226_238876366" text:style-name="Index_20_Link" text:visited-style-name="Index_20_Link"><text:tab/>2</text:a></text:p>
          <text:p text:style-name="P23"><text:a xlink:type="simple" xlink:href="#__RefHeading___Toc228_238876366" text:style-name="Index_20_Link" text:visited-style-name="Index_20_Link"><text:span text:style-name="T16">* Для желающих повысить свой уровень: нарисуйте UML диаграмму прецедентов, позволяющую</text:span></text:a><text:a xlink:type="simple" xlink:href="#__RefHeading___Toc228_238876366" text:style-name="Index_20_Link" text:visited-style-name="Index_20_Link"><text:tab/>3</text:a></text:p>
          <text:p text:style-name="P22"><text:a xlink:type="simple" xlink:href="#__RefHeading___Toc587_1529238004" text:style-name="Index_20_Link" text:visited-style-name="Index_20_Link">Работа с кружением Dev<text:tab/>3</text:a></text:p>
        </text:index-body>
      </text:table-of-content>
      <text:p text:style-name="P1"/>
      <text:p text:style-name="P1"/>
      <text:h text:style-name="Heading_20_1" text:outline-level="1"><text:bookmark-start text:name="__RefHeading___Toc216_238876366"/>Практическое задание «Многоуровневая модель приложения» по курсу «Разработчик JavaEE»<text:bookmark-end text:name="__RefHeading___Toc216_238876366"/></text:h>
      <text:p text:style-name="P1"/>
      <text:p text:style-name="P1"><text:span text:style-name="Citation"><text:span text:style-name="T28">В рамках данного задания необходимо познакомиться с архитектурой современных enterprise (и</text:span></text:span></text:p>
      <text:p text:style-name="P1"><text:span text:style-name="Citation"><text:span text:style-name="T28">не только) приложений, а также практически научиться выделять основные уровни/звенья, на</text:span></text:span></text:p>
      <text:p text:style-name="P1"><text:span text:style-name="Citation"><text:span text:style-name="T28">которых оно базируется на примере некоторой информационной системы (ИС).</text:span></text:span></text:p>
      <text:p text:style-name="P1"><text:span text:style-name="Citation"/></text:p>
      <text:h text:style-name="P34" text:outline-level="2"><text:bookmark-start text:name="__RefHeading___Toc218_238876366"/><text:span text:style-name="T15">1. </text:span>Какие основные модели приложений Вам известны? Приведите примеры каждого из известных случаев.<text:bookmark-end text:name="__RefHeading___Toc218_238876366"/></text:h>
      <text:list xml:id="list627606260" text:style-name="L1">
        <text:list-item>
          <text:p text:style-name="P25">Монолитные, Однонодовые, Встроенные, и тп. Не предполагающие сетевой работы, имеющие встроенные средства работы с данными полного цикла.</text:p>
          <text:p text:style-name="P25">- домашняя бухгалтерия</text:p>
          <text:p text:style-name="P25">- текстовый процессор/редактор, табличный процессор </text:p>
          <text:p text:style-name="P25">- персональная БД (Access)</text:p>
          <text:p text:style-name="P25">- <text:span text:style-name="T32">некоторые приложения для участков голосования</text:span></text:p>
          <text:p text:style-name="P29">- мэйнфреймовые (когда клиент просто телетайп)</text:p>
          <text:p text:style-name="P29">- сюда же отнесу классическое решение rdp|freenx-терминального сервера с 1С 7-8 версии</text:p>
        </text:list-item>
        <text:list-item>
          <text:p text:style-name="P25">Файл-серверные</text:p>
          <text:p text:style-name="P25">- эпоха Novell Netware и Foxpro</text:p>
          <text:p text:style-name="P25">- 1C до 7.х версии включительно <text:span text:style-name="T32">для dbf базы</text:span></text:p>
          <text:p text:style-name="P25">- samba, перемещаемые пользовательские профили и др </text:p>
        </text:list-item>
        <text:list-item>
          <text:p text:style-name="P25">Клиент-серверные</text:p>
          <text:p text:style-name="P25">- 1С v<text:span text:style-name="T32">7.7</text:span> для случая прямого подключения клиента к sql-server</text:p>
          <text:p text:style-name="P25">- 1С v8 для случая прямого <text:span text:style-name="T32">подключения толстым клиентом к файловому хранилищу в сетевой папке</text:span></text:p>
          <text:p text:style-name="P25">- <text:span text:style-name="T32">почтовые клиетны imap/pop3/smtp, межсерверная передача smtp</text:span></text:p>
          <text:p text:style-name="P25">- <text:span text:style-name="T32">службы печати</text:span></text:p>
        </text:list-item>
        <text:list-item>
          <text:p text:style-name="P24"><text:span text:style-name="T17">Т</text:span>рёхзве<text:span text:style-name="T30">е</text:span>нная, three-tier <text:span text:style-name="T30">(частный случай n-tier)</text:span></text:p>
          <text:p text:style-name="P26"><text:soft-page-break/>- 1С v8 для случая <text:span text:style-name="T31">который “они называют клиент-серверным”, средний слой процесс rphost<text:line-break/></text:span>- 1С v8 для случая <text:span text:style-name="T31">доступа через веб-клиент<text:line-break/>- масса приложений для взаимодействия с госсервисами: gosuslugi, zakupki.gov.ru..<text:line-break/>- приложения ERP для крупных предприятий, типа SAP (скорее всего больше 3х tier)<text:line-break/>- все сетевые мобильные приложения, например приложение торгового агента на планшете</text:span></text:p>
        </text:list-item>
        <text:list-item>
          <text:p text:style-name="P30">Распределенная</text:p>
          <text:p text:style-name="P30">- <text:span text:style-name="T33">Блокчейн и майнинг на нём</text:span></text:p>
          <text:p text:style-name="P30">- <text:span text:style-name="T33">распределенные файловые системы. Lustre, Gluster</text:span></text:p>
          <text:p text:style-name="P30"/>
        </text:list-item>
      </text:list>
      <text:h text:style-name="Heading_20_2" text:outline-level="2"><text:bookmark-start text:name="__RefHeading___Toc220_238876366"/><text:span text:style-name="Citation"><text:span text:style-name="T22">2. </text:span></text:span><text:span text:style-name="Citation"><text:span text:style-name="T21">Объясните разницу между ними, в каких случаях стоит применять тот или иной подход?</text:span></text:span><text:bookmark-end text:name="__RefHeading___Toc220_238876366"/></text:h>
      <text:p text:style-name="P19"><text:span text:style-name="Citation"><text:span text:style-name="T23"/></text:span></text:p>
      <text:list xml:id="list840012283835" text:continue-numbering="true" text:style-name="L1">
        <text:list-item>
          <text:p text:style-name="P27"><text:span text:style-name="Citation"><text:span text:style-name="T23">(</text:span></text:span><text:span text:style-name="Citation"><text:span text:style-name="T21">Монолитные, Однонодовые, Встроенные</text:span></text:span><text:span text:style-name="Citation"><text:span text:style-name="T23">) vs (Все прочие), <text:s/>многослойные архитектурные решения всплывают при появлении сетевых взаимодействий, в том числе для случая попытки горизонтального масштабирования.</text:span></text:span></text:p>
        </text:list-item>
        <text:list-item>
          <text:p text:style-name="P25"><text:span text:style-name="Citation"><text:span text:style-name="T21">Файл-серверные – </text:span></text:span><text:span text:style-name="Citation"><text:span text:style-name="T23">исторически первый сетевой вариант обработки данных, недорогой, и нетребовательный к вычислительным способностям узлов. Порогом применения является пропускная способность сети и объём данных. </text:span></text:span><text:span text:style-name="Citation"><text:span text:style-name="T24">Недорогая разработка. Малоприменим в inter-net сетях.</text:span></text:span></text:p>
        </text:list-item>
        <text:list-item>
          <text:p text:style-name="P25"><text:span text:style-name="Citation"><text:span text:style-name="T21">Клиент-серверные – </text:span></text:span><text:span text:style-name="Citation"><text:span text:style-name="T24">исторически второй способ, файловый доступ заменен на специализированный доступ к специальным приложениям. Типовое приложение SQL-сервер, типовое соединение tcp-ip port. Клиент по преднему умён и требователен к полосе пропускания и силе цпу на котором работает. Уже можно применять в <text:s/>inter-net сетях, но скорее в metropolian-net. Вопросы безопасности на плечах собственной системы SQL-сервера и VPN.</text:span></text:span></text:p>
        </text:list-item>
        <text:list-item>
          <text:p text:style-name="P27"><text:span text:style-name="Citation"><text:span text:style-name="T21">Трёхзвеенная, three-tier – </text:span></text:span><text:span text:style-name="Citation"><text:span text:style-name="T24">современный способ. Добавлен уровень сервера приложений, который решает проблемы надежности, масштабируемости, безопасности, вычислений (разгрузка клиента), отстранения от хранения данных. Сложный как в разработке, так и в инсталляции и сопровождении, однако “современные вызовы” не оставляют альтернатив.</text:span></text:span></text:p>
          <text:p text:style-name="P28"><text:span text:style-name="Citation"><text:span text:style-name="T25">Сам по себе middle уровень при пристальном рассмотрении многослоен (и многокомпонентен на каждом слое)</text:span></text:span><text:span text:style-name="Citation"><text:span text:style-name="T26">.<text:line-break/>Сюда же относится </text:span></text:span><text:span text:style-name="Citation"><text:span text:style-name="T27">вопрос компетенций и подготовки с каждым из уровней - разработка frontend, backend, data storage. Мало в какой голове поместится все три уровня на экспертной квалификации. </text:span></text:span></text:p>
        </text:list-item>
        <text:list-item>
          <text:p text:style-name="P27"><text:span text:style-name="Citation"><text:span text:style-name="T21">Распределенная – </text:span></text:span><text:span text:style-name="Citation"><text:span text:style-name="T23">решение проблемы когда необходима полная автономность</text:span></text:span><text:span text:style-name="Citation"><text:span text:style-name="T24">(децентрализация)</text:span></text:span><text:span text:style-name="Citation"><text:span text:style-name="T23"> узла сети при одновременной доступности общих данных и непредсказуемости количества узлов сети и их режима работы, </text:span></text:span><text:span text:style-name="Citation"><text:span text:style-name="T24">плюс требование гарантированной сохранности данных при потере Н% узлов.</text:span></text:span></text:p>
        </text:list-item>
      </text:list>
      <text:h text:style-name="Heading_20_2" text:outline-level="2"><text:bookmark-start text:name="__RefHeading___Toc222_238876366"/><text:soft-page-break/><text:span text:style-name="Citation"><text:span text:style-name="T22">3. </text:span></text:span><text:span text:style-name="Citation"><text:span text:style-name="T21">Как Вы понимаете, что скрывается за понятиями тонкого и толстого клиента. Приведите пример яркого представителя thin-клиента.</text:span></text:span><text:bookmark-end text:name="__RefHeading___Toc222_238876366"/></text:h>
      <text:p text:style-name="Standard"><text:span text:style-name="Citation"><text:span text:style-name="T16">Оба являются человеко-машинными интерфейсами, </text:span></text:span><text:span text:style-name="Citation"><text:span text:style-name="T18">со всеми особенностями разработки таких интерфейсов, которые являются отдельным доменом IT. Ну и не должны пересекаться с уровнями хранения или миддл-уровнем, по хорошему.</text:span></text:span></text:p>
      <text:p text:style-name="Standard"><text:span text:style-name="Citation"><text:span text:style-name="T18"/></text:span></text:p>
      <text:p text:style-name="P20"><text:span text:style-name="Citation"><text:span text:style-name="T18">Главное и единственное ключевое отличие – наличие в клиенте кроме инфраструкторной логики, еще и бизнес-логики. Нет – тонкий, есть – толстый. <text:line-break/></text:span></text:span></text:p>
      <text:p text:style-name="P21"><text:span text:style-name="Citation"><text:span text:style-name="T19">Понятие толстый/тонкий обычно широко применимо(раньше точно) к аппаратным решениям. Толстый – “нормальный” ПК, тонкий – хилый терминальный пк. <text:line-break/>В плане архитектуры, известно в узком кругу разработчиков и экплуатантов ПО.</text:span></text:span></text:p>
      <text:p text:style-name="P20"><text:span text:style-name="Citation"><text:span text:style-name="T18"/></text:span></text:p>
      <text:p text:style-name="P20"><text:span text:style-name="Citation"><text:span text:style-name="T18">Привел бы в пример типовой клиент 1С, но там если не знать как искать – не особо отличить, да и нагрузить </text:span></text:span><text:span text:style-name="Citation"><text:span text:style-name="T19">оборудование </text:span></text:span><text:span text:style-name="Citation"><text:span text:style-name="T18">клиента могут одинаково весело. Хотя сейчас обычно автоматика выбирает тонкий.<text:line-break/></text:span></text:span><text:span text:style-name="Citation"><text:span text:style-name="T19">IP-TV – еще какой толстый, благодаря аппаратному декодеру… </text:span></text:span><text:span text:style-name="Citation"><text:span text:style-name="T20">хотя их называют zero-clien по тойже причине.</text:span></text:span></text:p>
      <text:p text:style-name="P21"><text:span text:style-name="Citation"><text:span text:style-name="T19">Android Play Market – незнаю</text:span></text:span></text:p>
      <text:p text:style-name="P20"><text:span text:style-name="Citation"><text:span text:style-name="T18">яркий и тонкий, тоесть повсеместный, </text:span></text:span><text:span text:style-name="Citation"><text:span text:style-name="T20">и универсальный</text:span></text:span><text:span text:style-name="Citation"><text:span text:style-name="T18">… - </text:span></text:span><text:span text:style-name="Citation"><text:span text:style-name="T20">типовой браузер, содержит только средства рендеринга и мелкая(иногда очень даже немелкая) интерфейсная логика на js, Firefox, Chrome и тп</text:span></text:span><text:span text:style-name="Citation"><text:span text:style-name="T18"><text:line-break/></text:span></text:span></text:p>
      <text:h text:style-name="Heading_20_2" text:outline-level="2"><text:bookmark-start text:name="__RefHeading___Toc224_238876366"/><text:span text:style-name="Citation"><text:span text:style-name="T22">4. </text:span></text:span><text:span text:style-name="Citation"><text:span text:style-name="T21">Какая модель является наиболее популярной на текущий момент в мире и отлично подходит для большинства решений уровня enterprise?</text:span></text:span><text:bookmark-end text:name="__RefHeading___Toc224_238876366"/></text:h>
      <text:h text:style-name="P35" text:outline-level="3"><text:span text:style-name="Citation"><text:span text:style-name="T34">three-tier</text:span></text:span></text:h>
      <text:p text:style-name="Standard"><text:span text:style-name="Citation"/></text:p>
      <text:h text:style-name="Heading_20_2" text:outline-level="2"><text:bookmark-start text:name="__RefHeading___Toc226_238876366"/><text:span text:style-name="Citation"><text:span text:style-name="T21">Следующая часть задания включает практическое выделение слоев отдельно взятой ИС:</text:span></text:span><text:bookmark-end text:name="__RefHeading___Toc226_238876366"/></text:h>
      <text:p text:style-name="P1"><text:span text:style-name="Citation"><text:span text:style-name="T28">Представим ситуацию: имеется в распоряжении организация «Рога и Копыта», сотрудники</text:span></text:span></text:p>
      <text:p text:style-name="P1"><text:span text:style-name="Citation"><text:span text:style-name="T28">которой имеют доступ к некоторой внутренней ИС. В этой системе хранится информация о всех сотрудниках организации, обратиться к которой можно согласно предоставленному уровнюдоступа (ролевое разграничение доступа) по следующим правилам:</text:span></text:span></text:p>
      <text:p text:style-name="P1"><text:span text:style-name="Citation"><text:span text:style-name="T29">1. </text:span></text:span><text:span text:style-name="Citation"><text:span text:style-name="T28">Каждый зарегистрированный сотрудник (имеющий логин/пароль для входа в систему)</text:span></text:span></text:p>
      <text:p text:style-name="P1"><text:span text:style-name="Citation"><text:span text:style-name="T28">может получить информацию о любом другом сотруднике: ФИО, название подразделения</text:span></text:span></text:p>
      <text:p text:style-name="P1"><text:span text:style-name="Citation"><text:span text:style-name="T28">и город, в котором он/она работает, должность, внутренний номер телефона сотрудника,</text:span></text:span></text:p>
      <text:p text:style-name="P1"><text:span text:style-name="Citation"><text:span text:style-name="T28">а также личный почтовый ящик</text:span></text:span></text:p>
      <text:p text:style-name="P1"><text:span text:style-name="Citation"><text:span text:style-name="T29">2. </text:span></text:span><text:span text:style-name="Citation"><text:span text:style-name="T28">Бухгалтера имеют доступ к заработной плате каждого сотрудника с возможностью ее</text:span></text:span></text:p>
      <text:p text:style-name="P1"><text:span text:style-name="Citation"><text:span text:style-name="T28">индексации (увеличения) и депремирования</text:span></text:span></text:p>
      <text:p text:style-name="P1"><text:span text:style-name="Citation"><text:span text:style-name="T29">3. </text:span></text:span><text:span text:style-name="Citation"><text:span text:style-name="T28">HR-специалисты способны редактировать персональную информацию о каждом, кроме</text:span></text:span></text:p>
      <text:p text:style-name="P1"><text:soft-page-break/><text:span text:style-name="Citation"><text:span text:style-name="T28">оклада, а также удалять сотрудников из реестра</text:span></text:span></text:p>
      <text:p text:style-name="P1"><text:span text:style-name="Citation"><text:span text:style-name="T29">4. </text:span></text:span><text:span text:style-name="Citation"><text:span text:style-name="T28">Директор компании (представлен в системе в единственном экземпляре) имеет все права,</text:span></text:span></text:p>
      <text:p text:style-name="P1"><text:span text:style-name="Citation"><text:span text:style-name="T28">описанные выше.</text:span></text:span></text:p>
      <text:p text:style-name="P1"><text:span text:style-name="Citation"><text:span text:style-name="T28">От Вас требуется обозначить основные уровни приложения, которые важны во время ее</text:span></text:span></text:p>
      <text:p text:style-name="P1"><text:span text:style-name="Citation"><text:span text:style-name="T28">разработки, с кратким описанием предназначения каждого из них. Попытайтесь ответить на</text:span></text:span></text:p>
      <text:p text:style-name="P1"><text:span text:style-name="Citation"><text:span text:style-name="T28">вопрос: «Почему этот слой вообще представлен и есть ли возможность его не использовать?».</text:span></text:span></text:p>
      <text:p text:style-name="P1"><text:span text:style-name="Citation"><text:span text:style-name="T28">Решение данной задачи позволит в последующих заданиях более детально сконцентрироваться</text:span></text:span></text:p>
      <text:p text:style-name="P1"><text:span text:style-name="Citation"><text:span text:style-name="T28">на каждом из перечисленных уровней в отдельности.</text:span></text:span></text:p>
      <text:p text:style-name="P1"><text:span text:style-name="Citation"><text:span text:style-name="T28"/></text:span></text:p>
      <text:p text:style-name="P1"><text:span text:style-name="Citation"><text:span text:style-name="T28"/></text:span></text:p>
      <text:p text:style-name="P5"><text:span text:style-name="Citation"><text:span text:style-name="T35">Пример решения имея в виду </text:span></text:span><text:span text:style-name="Citation"><text:span text:style-name="T36">трёхзвенную архитектуру и java|javaee</text:span></text:span><text:span text:style-name="Citation"><text:span text:style-name="T37">(tomcat)</text:span></text:span><text:span text:style-name="Citation"><text:span text:style-name="T36"> подход. </text:span></text:span><text:span text:style-name="Citation"><text:span text:style-name="T38">Не вижу способа отказаться ни от одного из слоёв </text:span></text:span><text:span text:style-name="Citation"><text:span text:style-name="T52">(Кроме как: </text:span></text:span><text:span text:style-name="Citation"><text:span text:style-name="T44">возможен клиент-серверный вариант. rich-клиент на delphi|python-qt|c++qt</text:span></text:span><text:span text:style-name="Citation"><text:span text:style-name="T46">|тптд</text:span></text:span><text:span text:style-name="Citation"><text:span text:style-name="T44"> и sql-server postges|maria; но это вариант <text:s/>отличаться будет всей нагрузкой на Client, отсутсвием middle слоя, а слой(компонент) безопасности будет распределен на оба основных слоя. </text:span></text:span><text:span text:style-name="Citation"><text:span text:style-name="T45">Не рассматривается.</text:span></text:span><text:span text:style-name="Citation"><text:span text:style-name="T44">)</text:span></text:span></text:p>
      <text:p text:style-name="P1"><text:span text:style-name="Citation"><text:span text:style-name="T28"/></text:span></text:p>
      <text:p text:style-name="P3"><text:span text:style-name="Citation"><text:span text:style-name="T35">Client</text:span></text:span></text:p>
      <text:p text:style-name="P3"><text:span text:style-name="Citation"><text:span text:style-name="T35"><text:tab/>тонкий клиент на который возлагается способность <text:s/>отображать html-форматированную информацию, вводить с клавиатуры текстовую информацию, взаимодействовать с активными элементами мышью или тачскрином. </text:span></text:span></text:p>
      <text:p text:style-name="P3"><text:span text:style-name="Citation"><text:span text:style-name="T35"><text:s/><text:line-break/>Middle (app server)</text:span></text:span></text:p>
      <text:p text:style-name="P32"><text:span text:style-name="Citation"><text:span text:style-name="T35"><text:tab/></text:span></text:span><text:span text:style-name="Citation"><text:span text:style-name="T38">Слишком много написал. Переписываю.<text:line-break/><text:tab/>Этот слой реализует всё: определяет внешний вид клиента, определяет активные элементы клиента, делает приём информации (низкий уровень не наша забота), определяет статус(уровень доступа) клиента, валидация данных от клиента, бизнес-логика, форматирование и передача html на клиент, запросы данных от слоя хранения, сохранение данных в слой хранения, способ взаимодействия со слоем хранения.</text:span></text:span></text:p>
      <text:p text:style-name="P3"><text:span text:style-name="Citation"><text:span text:style-name="T35"/></text:span></text:p>
      <text:p text:style-name="P3"><text:span text:style-name="Citation"><text:span text:style-name="T39"><text:tab/></text:span></text:span><text:span text:style-name="Citation"><text:span text:style-name="T40">реализует всё приложение</text:span></text:span><text:span text:style-name="Citation"><text:span text:style-name="T41"> </text:span></text:span><text:span text:style-name="Citation"><text:span text:style-name="T47">(в том числе формирование интерфейса и поведения клиента – наверное несколько нарушает 3-tier модель)</text:span></text:span></text:p>
      <text:p text:style-name="P4"><text:span text:style-name="Citation"><text:span text:style-name="T40">- отправка информации в html-</text:span></text:span><text:span text:style-name="Citation"><text:span text:style-name="T41">формате</text:span></text:span><text:span text:style-name="Citation"><text:span text:style-name="T40"> на клиент (JSP, </text:span></text:span><text:span text:style-name="Citation"><text:span text:style-name="T41">JSTL)</text:span></text:span></text:p>
      <text:p text:style-name="P4"><text:span text:style-name="Citation"><text:span text:style-name="T40">- обработка post и get запросов <text:s/>от клиента, реакция на запросы и есть бизнеслогика </text:span></text:span><text:span text:style-name="Citation"><text:span text:style-name="T42">реализуемая группой servlet-классов</text:span></text:span><text:span text:style-name="Citation"><text:span text:style-name="T40">. (</text:span></text:span><text:span text:style-name="Citation"><text:span text:style-name="T41">Servlet)</text:span></text:span><text:span text:style-name="Citation"><text:span text:style-name="T40"><text:line-break/>- валидация принятой информации </text:span></text:span><text:span text:style-name="Citation"><text:span text:style-name="T42">в логике servlets</text:span></text:span><text:span text:style-name="Citation"><text:span text:style-name="T40"> </text:span></text:span><text:span text:style-name="Citation"><text:span text:style-name="T48">(в развитии часть базовой валидации делегировать клиенту </text:span></text:span><text:span text:style-name="Citation"><text:span text:style-name="T47">средствами js, код клиента снова на миддле-уровне?</text:span></text:span><text:span text:style-name="Citation"><text:span text:style-name="T48">)</text:span></text:span><text:span text:style-name="Citation"><text:span text:style-name="T40"> </text:span></text:span><text:span text:style-name="Citation"><text:span text:style-name="T41">Отдельные классы для валидации</text:span></text:span><text:span text:style-name="Citation"><text:span text:style-name="T47"> (в перспективе средства JEE)</text:span></text:span><text:span text:style-name="Citation"><text:span text:style-name="T40"><text:line-break/>- </text:span></text:span><text:span text:style-name="Citation"><text:span text:style-name="T41">слой безопасности разбит на два компонента. средствами Servlet Filter, фильтр обрабатывает пары логин\пароль, выдаёт токен уровня доступа <text:s/>на сессию пользователя. </text:span></text:span><text:span text:style-name="Citation"><text:span text:style-name="T42">Второй - к</text:span></text:span><text:span text:style-name="Citation"><text:span text:style-name="T41">аждый Servlet учитывает токен в бизнеслогике</text:span></text:span><text:span text:style-name="Citation"><text:span text:style-name="T47"> (неизбежно дублирование кода, или группа специализированных классов) </text:span></text:span></text:p>
      <text:p text:style-name="P3"><text:span text:style-name="Citation"><text:span text:style-name="T40">- </text:span></text:span><text:span text:style-name="Citation"><text:span text:style-name="T42">модель данных определяется в приложении (классы entities)</text:span></text:span></text:p>
      <text:p text:style-name="P6"><text:span text:style-name="Citation"><text:span text:style-name="T42">- управлением схемой данных занимается средство миграции (flywaydb)</text:span></text:span></text:p>
      <text:p text:style-name="P6"><text:span text:style-name="Citation"><text:span text:style-name="T42">- взаимодействие со слоем хранения через JDBC (классы DAO</text:span></text:span><text:span text:style-name="Citation"><text:span text:style-name="T43">|CRUD</text:span></text:span><text:span text:style-name="Citation"><text:span text:style-name="T42">, соединение обрабатывает servlet filter, используется пул соединений контейнера сервлетов </text:span></text:span><text:span text:style-name="Citation"><text:span text:style-name="T43">с внешней конфигурацией</text:span></text:span><text:span text:style-name="Citation"><text:span text:style-name="T42">, транзакции jdbc включены, настройки подключения к sql-серверу во внешнем файле конфигурации), </text:span></text:span><text:span text:style-name="Citation"><text:span text:style-name="T49">в перспективе </text:span></text:span><text:span text:style-name="Citation"><text:span text:style-name="T50">(</text:span></text:span><text:span text:style-name="Citation"><text:span text:style-name="T49">JPA,</text:span></text:span><text:span text:style-name="Citation"><text:span text:style-name="T50">JTA?</text:span></text:span><text:span text:style-name="Citation"><text:span text:style-name="T49">)</text:span></text:span></text:p>
      <text:p text:style-name="P3"><text:span text:style-name="Citation"><text:span text:style-name="T51">- </text:span></text:span><text:span text:style-name="Citation"><text:span text:style-name="T49">в минусе: слишком сложные сервлеты (авторизация, валидация, </text:span></text:span><text:span text:style-name="Citation"><text:span text:style-name="T50">решения о направлении редиректов).</text:span></text:span></text:p>
      <text:p text:style-name="P3"><text:soft-page-break/><text:span text:style-name="Citation"><text:span text:style-name="T49">- в плюсе(для небольших масштабов, в задании не указано на 10-100 или на 10000 клиентов расчитано ПО), достаточно легкого tomcat или jetty.</text:span></text:span></text:p>
      <text:p text:style-name="P3"><text:span text:style-name="Citation"><text:span text:style-name="T35"/></text:span></text:p>
      <text:p text:style-name="P3"><text:span text:style-name="Citation"><text:span text:style-name="T35">Data Storage (DB)</text:span></text:span></text:p>
      <text:p text:style-name="P3"><text:span text:style-name="Citation"><text:span text:style-name="T35"><text:tab/>должен быть запущен и нормально функционировать</text:span></text:span></text:p>
      <text:p text:style-name="P3"><text:span text:style-name="Citation"><text:span text:style-name="T35"/></text:span></text:p>
      <text:h text:style-name="Heading_20_2" text:outline-level="2"><text:bookmark-start text:name="__RefHeading___Toc228_238876366"/><text:span text:style-name="Citation"><text:span text:style-name="T16">* Для желающих повысить свой уровень: нарисуйте UML диаграмму прецедентов, позволяющую</text:span></text:span><text:bookmark-end text:name="__RefHeading___Toc228_238876366"/></text:h>
      <text:p text:style-name="P1"><text:span text:style-name="Citation"><text:span text:style-name="T28">визуально представить процесс взаимодействия пользователей с описанной выше ИС.</text:span></text:span></text:p>
      <text:p text:style-name="P1"/>
      <text:h text:style-name="P33" text:outline-level="1"><text:bookmark-start text:name="__RefHeading___Toc587_1529238004"/><text:span text:style-name="T30">Работа с </text:span>кружение<text:span text:style-name="T30">м</text:span> Dev<text:line-break/><text:bookmark-end text:name="__RefHeading___Toc587_1529238004"/></text:h>
      <text:p text:style-name="P8">OS: ubuntu 17.10</text:p>
      <text:p text:style-name="P8"/>
      <text:p text:style-name="P1">jdk: openjdk 1.8.0_171<text:tab/><text:span text:style-name="T12">//</text:span><text:span text:style-name="T14">TODO migrate all JavaEE Dev to Docker</text:span></text:p>
      <text:p text:style-name="P17"><text:tab/><text:span text:style-name="T1">переключение между 8 и 10</text:span></text:p>
      <text:p text:style-name="P18"><text:tab/><text:span text:style-name="T2"><text:tab/></text:span><text:span text:style-name="T4">$ </text:span><text:span text:style-name="T6">s</text:span><text:span text:style-name="T4">udo update-alternatives --config java</text:span></text:p>
      <text:p text:style-name="P13"><text:tab/><text:tab/>$ sudo update-alternatives --config javac</text:p>
      <text:p text:style-name="P7"><text:span text:style-name="T8"><text:tab/><text:tab/><text:tab/>* </text:span><text:span text:style-name="Source_20_Text"><text:span text:style-name="T7">keytool</text:span></text:span><text:span text:style-name="T7">, </text:span><text:span text:style-name="Source_20_Text"><text:span text:style-name="T7">javadoc</text:span></text:span><text:span text:style-name="T7"> and </text:span><text:span text:style-name="Source_20_Text"><text:span text:style-name="T7">jarsigner</text:span></text:span><text:span text:style-name="T7">.</text:span></text:p>
      <text:p text:style-name="P14"><text:tab/><text:tab/>$ sudo vim /etc/environment</text:p>
      <text:p text:style-name="P14"><text:tab/><text:tab/>$ source /etc/environment </text:p>
      <text:p text:style-name="P14"><text:tab/><text:tab/>$ echo $JAVA_HOME</text:p>
      <text:p text:style-name="P14"><text:tab/><text:tab/><text:tab/>/usr/lib/jvm/java-8-openjdk-amd64/bin/</text:p>
      <text:p text:style-name="P10"/>
      <text:p text:style-name="P1">idea <text:span text:style-name="T1">ultimate:</text:span> <text:span text:style-name="T11">18.2.3</text:span></text:p>
      <text:p text:style-name="P10"><text:tab/>/home/lsua/bin/idea-IU-182.4323.46/bin/<text:span text:style-name="T11">idea.sh</text:span></text:p>
      <text:p text:style-name="P1"/>
      <text:p text:style-name="P1">glassfish 5 full: Open Source Edition 5.0</text:p>
      <text:p text:style-name="P1"><text:tab/><text:a xlink:type="simple" xlink:href="../../../../../../bin/glassfish5/glassfish/docs/quickstart.html" text:style-name="Internet_20_link" text:visited-style-name="Visited_20_Internet_20_Link">GlassFish Server 5.0 Quick Start Guide</text:a> <text:span text:style-name="T9">(local)</text:span></text:p>
      <text:p text:style-name="P2"><text:tab/><text:a xlink:type="simple" xlink:href="https://javaee.github.io/glassfish/documentation" text:style-name="Internet_20_link" text:visited-style-name="Visited_20_Internet_20_Link">GlassFish Documentation</text:a><text:line-break/><text:span text:style-name="T7"><text:tab/>$ cd ~/bin/glassfish5/glassfish/bin</text:span></text:p>
      <text:p text:style-name="P11"><text:tab/>$ sudo ./asadmin start-domain</text:p>
      <text:p text:style-name="P11"><text:tab/>$ sudo ./asadmin stop-domain</text:p>
      <text:p text:style-name="P1"/>
      <text:p text:style-name="P1">tomcat: <text:s/>8.5.21-1ubuntu1.1 <text:tab/><text:tab/><text:span text:style-name="T12">//</text:span><text:span text:style-name="T13">TODO crossed port 8080 with glassfish</text:span></text:p>
      <text:p text:style-name="P1"><text:tab/><text:a xlink:type="simple" xlink:href="../../../../../../../../usr/share/tomcat8-docs/docs/index.html" text:style-name="Internet_20_link" text:visited-style-name="Visited_20_Internet_20_Link">Apache Tomcat 8 Documentation Index</text:a> <text:span text:style-name="T10">(local)</text:span></text:p>
      <text:p text:style-name="P11"><text:tab/>$ sudo service tomcat8 start</text:p>
      <text:p text:style-name="P12"><text:tab/>$ sudo service tomcat8 st<text:span text:style-name="T10">op</text:span></text:p>
      <text:p text:style-name="P2"><text:tab/></text:p>
      <text:p text:style-name="P1">соединение idea и glassfish:</text:p>
      <text:p text:style-name="P1">соединение idea и tomcat:</text:p>
      <text:p text:style-name="P1"><text:tab/><text:span text:style-name="T11">позже</text:span><text:tab/></text:p>
      <text:p text:style-name="P1"/>
      <text:p text:style-name="P8">visual paradigm: <text:span text:style-name="T5">CE 14.2</text:span></text:p>
      <text:p text:style-name="P9"><text:tab/><text:span text:style-name="T3">/home/lsua/bin/Visual_Paradigm_CE_14.2/bin/Visual_Paradigm</text:span></text:p>
      <text:p text:style-name="P1"/>
      <text:p text:style-name="P16">git: </text:p>
      <text:p text:style-name="P16"><text:span text:style-name="T5"><text:tab/></text:span><text:a xlink:type="simple" xlink:href="https://github.com/SuvorovJA/otus_JavaEE_2018_09" text:style-name="Internet_20_link" text:visited-style-name="Visited_20_Internet_20_Link"><text:span text:style-name="T5">https://github.com/SuvorovJA/otus_JavaEE_2018_09</text:span></text:a></text:p>
      <text:p text:style-name="P16"><text:soft-page-break/><text:span text:style-name="T5"><text:line-break/><text:tab/></text:span><text:span text:style-name="T7">git init </text:span></text:p>
      <text:p text:style-name="P15"><text:tab/>git add .gitignore L01/</text:p>
      <text:p text:style-name="P15"><text:tab/>git commit -m "draft 1"</text:p>
      <text:p text:style-name="P15"><text:tab/>git remote add origin https://github.com/SuvorovJA/otus_JavaEE_2018_09.git</text:p>
      <text:p text:style-name="P15"><text:tab/>git push origin master</text:p>
      <text:p text:style-name="P15"><text:tab/>git add README.md </text:p>
      <text:p text:style-name="P15"><text:tab/>git commit -m "readme"</text:p>
      <text:p text:style-name="P15"><text:tab/>git push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6.2$Linux_X86_64 LibreOffice_project/40m0$Build-2</meta:generator>
    <meta:editing-cycles>0</meta:editing-cycles>
    <meta:editing-duration>P0D</meta:editing-duration>
    <meta:document-statistic meta:table-count="0" meta:image-count="0" meta:object-count="0" meta:page-count="6" meta:paragraph-count="125" meta:word-count="1479" meta:character-count="11217" meta:non-whitespace-character-count="9808"/>
  </office:meta>
</office:document-meta>
</file>